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23-03-01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21-12-08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20-12-07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19-12-0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18-12-17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18-01-09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17-01-1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16-02-0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15-02-0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14-02-18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12-01-04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10-12-16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09-12-14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09-01-23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08-02-05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07-01-3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06-01-24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05-01-26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04-02-10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03-01-1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02-01-16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01-01-10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2000-01-12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98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9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9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86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85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8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83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8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8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8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8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8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80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9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8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5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4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3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3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3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3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1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1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0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0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0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0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0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70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9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9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9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8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8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8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8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7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7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7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7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0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60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59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59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5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537095214001</text:p>
          </table:table-cell>
          <table:table-cell office:value-type="string" calcext:value-type="string">
            <text:p>1958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36" meta:object-count="0"/>
    <meta:user-defined meta:name="AppVersion">3.0</meta:user-defined>
  </office:meta>
</office:document-meta>
</file>